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84000002BC82A8CE30.png"/>
  <manifest:file-entry manifest:media-type="image/gif" manifest:full-path="Pictures/100002000000001200000012929983B4.g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13cm" fo:min-width="24.314cm"/>
    </style:style>
    <style:style style:name="gr4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0.25cm" fo:min-width="22.046cm"/>
    </style:style>
    <style:style style:name="gr5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0.25cm" fo:min-width="22.046cm"/>
    </style:style>
    <style:style style:name="gr6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0.25cm" fo:min-width="22.046cm"/>
    </style:style>
    <style:style style:name="gr7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0.25cm" fo:min-width="22.046cm"/>
    </style:style>
    <style:style style:name="gr8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0.25cm" fo:min-width="22.046cm"/>
    </style:style>
    <style:style style:name="gr9" style:family="graphic" style:parent-style-name="standard">
      <style:graphic-properties svg:stroke-width="0.2cm" svg:stroke-color="#ffd82a" draw:marker-start-width="0.5cm" draw:marker-end-width="0.5cm" draw:fill="none" draw:fill-color="#ffd82a" draw:textarea-horizontal-align="center" draw:textarea-vertical-align="middle" fo:padding-top="0.225cm" fo:padding-bottom="0.225cm" fo:padding-left="0.35cm" fo:padding-right="0.35cm"/>
    </style:style>
    <style:style style:name="gr10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0.25cm" fo:min-width="22.046cm"/>
    </style:style>
    <style:style style:name="gr11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0.25cm" fo:min-width="22.046cm"/>
    </style:style>
    <style:style style:name="gr12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0.25cm" fo:min-width="22.046cm"/>
    </style:style>
    <style:style style:name="gr13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0.25cm" fo:min-width="22.046cm"/>
    </style:style>
    <style:style style:name="gr14" style:family="graphic" style:parent-style-name="standard">
      <style:graphic-properties draw:stroke="none" draw:fill="solid" draw:fill-color="#e6e6e6" draw:textarea-horizontal-align="justify" draw:textarea-vertical-align="middle" draw:auto-grow-height="false" fo:min-height="0cm" fo:min-width="0cm"/>
    </style:style>
    <style:style style:name="gr15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4.961cm" fo:min-width="22.046cm"/>
    </style:style>
    <style:style style:name="gr16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4.848cm" fo:min-width="22.046cm"/>
    </style:style>
    <style:style style:name="gr17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4.961cm" fo:min-width="22.046cm"/>
    </style:style>
    <style:style style:name="gr18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4.961cm" fo:min-width="22.046cm"/>
    </style:style>
    <style:style style:name="gr19" style:family="graphic" style:parent-style-name="standard">
      <style:graphic-properties draw:stroke="none" svg:stroke-width="0cm" draw:marker-start-width="0.2cm" draw:marker-end-width="0.2cm" draw:fill="solid" draw:fill-color="#ffd320" draw:textarea-horizontal-align="justify" draw:textarea-vertical-align="middle" draw:auto-grow-height="false" fo:padding-top="0.125cm" fo:padding-bottom="0.125cm" fo:padding-left="0.25cm" fo:padding-right="0.25cm"/>
    </style:style>
    <style:style style:name="gr2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50%" style:mirror="none"/>
    </style:style>
    <style:style style:name="gr21" style:family="graphic" style:parent-style-name="standard">
      <style:graphic-properties draw:stroke="none" draw:fill="solid" draw:fill-color="#e6e6e6" draw:fill-gradient-name="Axial_20_light_20_red_2f_white" draw:fill-hatch-name="Black_20_0_20_Degrees" draw:opacity="20%" draw:textarea-horizontal-align="justify" draw:textarea-vertical-align="middle" draw:auto-grow-height="false" fo:min-height="0cm" fo:min-width="0cm" draw:shadow="hidden" draw:shadow-opacity="20%"/>
    </style:style>
    <style:style style:name="gr22" style:family="graphic" style:parent-style-name="standard">
      <style:graphic-properties draw:stroke="none" draw:fill="solid" draw:fill-color="#e6e6e6" draw:opacity="20%" draw:textarea-horizontal-align="justify" draw:textarea-vertical-align="middle" draw:auto-grow-height="false" fo:min-height="0cm" fo:min-width="0cm" draw:shadow-opacity="20%"/>
    </style:style>
    <style:style style:name="gr23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4.961cm" fo:min-width="22.046cm"/>
    </style:style>
    <style:style style:name="gr24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4.848cm" fo:min-width="22.046cm"/>
    </style:style>
    <style:style style:name="gr25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4.961cm" fo:min-width="22.046cm"/>
    </style:style>
    <style:style style:name="gr26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4.961cm" fo:min-width="22.046cm"/>
    </style:style>
    <style:style style:name="gr27" style:family="graphic" style:parent-style-name="standard">
      <style:graphic-properties draw:stroke="none" svg:stroke-width="0cm" draw:marker-start-width="0.2cm" draw:marker-end-width="0.2cm" draw:fill="solid" draw:fill-color="#c0c0c0" draw:textarea-horizontal-align="justify" draw:textarea-vertical-align="middle" draw:auto-grow-height="false" fo:padding-top="0.125cm" fo:padding-bottom="0.125cm" fo:padding-left="0.25cm" fo:padding-right="0.25cm"/>
    </style:style>
    <style:style style:name="gr28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4.961cm" fo:min-width="22.046cm"/>
    </style:style>
    <style:style style:name="gr29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4.848cm" fo:min-width="22.046cm"/>
    </style:style>
    <style:style style:name="gr30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4.961cm" fo:min-width="22.046cm"/>
    </style:style>
    <style:style style:name="gr31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4.961cm" fo:min-width="22.046cm"/>
    </style:style>
    <style:style style:name="gr32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4.961cm" fo:min-width="22.046cm"/>
    </style:style>
    <style:style style:name="gr33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4.848cm" fo:min-width="22.046cm"/>
    </style:style>
    <style:style style:name="gr34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4.961cm" fo:min-width="22.046cm"/>
    </style:style>
    <style:style style:name="gr35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4.961cm" fo:min-width="22.046cm"/>
    </style:style>
    <style:style style:name="gr36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4.961cm" fo:min-width="22.046cm"/>
    </style:style>
    <style:style style:name="gr37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4.848cm" fo:min-width="22.046cm"/>
    </style:style>
    <style:style style:name="gr38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4.961cm" fo:min-width="22.046cm"/>
    </style:style>
    <style:style style:name="gr39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4.961cm" fo:min-width="22.046cm"/>
    </style:style>
    <style:style style:name="gr40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0.25cm" fo:min-width="22.046cm"/>
    </style:style>
    <style:style style:name="gr41" style:family="graphic" style:parent-style-name="standard">
      <style:graphic-properties draw:stroke="none" draw:fill="solid" draw:fill-color="#ffffff" draw:textarea-horizontal-align="center" draw:textarea-vertical-align="middle"/>
    </style:style>
    <style:style style:name="gr42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0.25cm" fo:min-width="22.046cm"/>
    </style:style>
    <style:style style:name="gr43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4.961cm" fo:min-width="22.046cm"/>
    </style:style>
    <style:style style:name="gr44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4.848cm" fo:min-width="22.046cm"/>
    </style:style>
    <style:style style:name="gr45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4.961cm" fo:min-width="22.046cm"/>
    </style:style>
    <style:style style:name="gr46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4.961cm" fo:min-width="22.046cm"/>
    </style:style>
    <style:style style:name="gr47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0.25cm" fo:min-width="22.046cm"/>
    </style:style>
    <style:style style:name="gr48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0.25cm" fo:min-width="22.046cm"/>
    </style:style>
    <style:style style:name="gr49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0.25cm" fo:min-width="22.046cm"/>
    </style:style>
    <style:style style:name="gr50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0.25cm" fo:min-width="22.046cm"/>
    </style:style>
    <style:style style:name="gr51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0.25cm" fo:min-width="22.046cm"/>
    </style:style>
    <style:style style:name="gr52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0.25cm" fo:min-width="22.046cm"/>
    </style:style>
    <style:style style:name="gr53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0.25cm" fo:min-width="22.046cm"/>
    </style:style>
    <style:style style:name="gr54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0.25cm" fo:min-width="22.046cm"/>
    </style:style>
    <style:style style:name="gr55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0.25cm" fo:min-width="22.046cm"/>
    </style:style>
    <style:style style:name="gr56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0.25cm" fo:min-width="22.046cm"/>
    </style:style>
    <style:style style:name="gr57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2.16cm" fo:min-width="22.046cm"/>
    </style:style>
    <style:style style:name="pr1" style:family="presentation" style:parent-style-name="Default-notes">
      <style:graphic-properties draw:fill-color="#ffffff" draw:auto-grow-height="true" fo:min-height="13.365cm"/>
    </style:style>
    <style:style style:name="P1" style:family="paragraph">
      <style:paragraph-properties fo:text-align="center"/>
    </style:style>
    <style:style style:name="P2" style:family="paragraph">
      <style:text-properties fo:font-family="'Open Sans'" style:font-family-generic="swiss" style:font-pitch="variable" fo:font-size="54pt" fo:font-weight="bold" style:font-size-asian="54pt" style:font-weight-asian="bold" style:font-size-complex="54pt" style:font-weight-complex="bold"/>
    </style:style>
    <style:style style:name="P3" style:family="paragraph">
      <style:paragraph-properties fo:margin-top="0cm" fo:margin-bottom="0.5cm" fo:line-height="100%"/>
    </style:style>
    <style:style style:name="P4" style:family="paragraph">
      <style:paragraph-properties fo:margin-top="0cm" fo:margin-bottom="0.5cm" fo:line-height="100%"/>
      <style:text-properties fo:color="#333333" fo:font-family="'Open Sans'" style:font-style-name="Predeterminado" style:font-family-generic="swiss" style:font-pitch="variable" fo:font-size="32pt" style:font-size-asian="32pt" style:font-size-complex="32pt"/>
    </style:style>
    <style:style style:name="P5" style:family="paragraph">
      <style:text-properties fo:font-size="20pt"/>
    </style:style>
    <style:style style:name="P6" style:family="paragraph">
      <style:paragraph-properties fo:line-height="80%"/>
    </style:style>
    <style:style style:name="P7" style:family="paragraph">
      <style:text-properties fo:font-family="'Open Sans'" style:font-family-generic="swiss" style:font-pitch="variable" fo:font-size="54pt" fo:letter-spacing="-0.141cm" fo:font-weight="bold" style:font-size-asian="54pt" style:font-weight-asian="bold" style:font-size-complex="54pt" style:font-weight-complex="bold"/>
    </style:style>
    <style:style style:name="P8" style:family="paragraph">
      <style:paragraph-properties fo:line-height="80%"/>
      <style:text-properties fo:font-family="'Open Sans'" style:font-family-generic="swiss" style:font-pitch="variable" fo:font-size="54pt" fo:letter-spacing="-0.141cm" fo:font-weight="bold" style:font-size-asian="54pt" style:font-weight-asian="bold" style:font-size-complex="54pt" style:font-weight-complex="bold"/>
    </style:style>
    <style:style style:name="P9" style:family="paragraph">
      <style:paragraph-properties fo:line-height="80%"/>
      <style:text-properties fo:font-size="54pt"/>
    </style:style>
    <style:style style:name="P10" style:family="paragraph">
      <style:paragraph-properties fo:margin-top="0cm" fo:margin-bottom="0.5cm" fo:line-height="100%"/>
      <style:text-properties fo:font-size="32pt"/>
    </style:style>
    <style:style style:name="P11" style:family="paragraph">
      <style:paragraph-properties fo:margin-top="0cm" fo:margin-bottom="0.5cm" fo:line-height="100%"/>
      <style:text-properties fo:color="#333333" fo:font-family="'Open Sans'" style:font-style-name="Predeterminado" style:font-family-generic="swiss" style:font-pitch="variable" fo:font-size="32pt" fo:font-weight="bold" style:font-size-asian="32pt" style:font-weight-asian="bold" style:font-size-complex="32pt" style:font-weight-complex="bold"/>
    </style:style>
    <style:style style:name="P12" style:family="paragraph">
      <style:paragraph-properties fo:margin-top="0cm" fo:margin-bottom="0.5cm" fo:line-height="100%" fo:text-align="center"/>
    </style:style>
    <style:style style:name="P13" style:family="paragraph">
      <style:paragraph-properties fo:margin-top="0cm" fo:margin-bottom="0.5cm" fo:line-height="100%" fo:text-align="center"/>
      <style:text-properties fo:color="#333333" fo:font-family="'Open Sans'" style:font-style-name="Predeterminado" style:font-family-generic="swiss" style:font-pitch="variable" fo:font-size="26pt" style:font-size-asian="26pt" style:font-size-complex="26pt"/>
    </style:style>
    <style:style style:name="P14" style:family="paragraph">
      <style:paragraph-properties fo:margin-top="0cm" fo:margin-bottom="0.5cm" fo:line-height="100%"/>
      <style:text-properties fo:color="#b3b3b3"/>
    </style:style>
    <style:style style:name="P15" style:family="paragraph">
      <style:paragraph-properties fo:margin-top="0cm" fo:margin-bottom="0.5cm" fo:line-height="100%"/>
      <style:text-properties fo:color="#b3b3b3" fo:font-family="'Open Sans'" style:font-style-name="Predeterminado" style:font-family-generic="swiss" style:font-pitch="variable" fo:font-size="32pt" fo:font-weight="bold" style:font-size-asian="32pt" style:font-weight-asian="bold" style:font-size-complex="32pt" style:font-weight-complex="bold"/>
    </style:style>
    <style:style style:name="P16" style:family="paragraph">
      <style:paragraph-properties fo:margin-top="0cm" fo:margin-bottom="0.5cm" fo:line-height="100%" fo:text-align="center"/>
      <style:text-properties fo:color="#b3b3b3"/>
    </style:style>
    <style:style style:name="P17" style:family="paragraph">
      <style:paragraph-properties fo:margin-top="0cm" fo:margin-bottom="0.5cm" fo:line-height="100%" fo:text-align="center"/>
      <style:text-properties fo:color="#b3b3b3" fo:font-family="'Open Sans'" style:font-style-name="Predeterminado" style:font-family-generic="swiss" style:font-pitch="variable" fo:font-size="26pt" style:font-size-asian="26pt" style:font-size-complex="26pt"/>
    </style:style>
    <style:style style:name="P18" style:family="paragraph">
      <style:paragraph-properties fo:margin-top="0cm" fo:margin-bottom="0.5cm" fo:line-height="100%"/>
      <style:text-properties fo:color="#333333" fo:font-family="'Courier New'" style:font-family-generic="modern" style:font-pitch="fixed" fo:font-size="24pt" style:font-size-asian="24pt" style:font-size-complex="24pt"/>
    </style:style>
    <style:style style:name="P19" style:family="paragraph">
      <style:paragraph-properties fo:margin-top="0cm" fo:margin-bottom="0.5cm" fo:line-height="100%"/>
      <style:text-properties fo:color="#333333" fo:font-family="'Open Sans'" style:font-style-name="Predeterminado" style:font-family-generic="swiss" style:font-pitch="variable" fo:font-size="20pt" style:font-size-asian="20pt" style:font-size-complex="20pt"/>
    </style:style>
    <style:style style:name="T1" style:family="text">
      <style:text-properties fo:font-family="'Open Sans'" style:font-family-generic="swiss" style:font-pitch="variable" fo:font-size="54pt" fo:font-weight="bold" style:font-size-asian="54pt" style:font-weight-asian="bold" style:font-size-complex="54pt" style:font-weight-complex="bold"/>
    </style:style>
    <style:style style:name="T2" style:family="text">
      <style:text-properties fo:font-family="'Open Sans'" style:font-family-generic="swiss" style:font-pitch="variable" fo:font-size="54pt" fo:font-weight="normal" style:font-size-asian="54pt" style:font-weight-asian="normal" style:font-size-complex="54pt" style:font-weight-complex="normal"/>
    </style:style>
    <style:style style:name="T3" style:family="text">
      <style:text-properties fo:color="#333333" fo:font-family="'Open Sans'" style:font-style-name="Predeterminado" style:font-family-generic="swiss" style:font-pitch="variable" fo:font-size="32pt" style:font-size-asian="32pt" style:font-size-complex="32pt"/>
    </style:style>
    <style:style style:name="T4" style:family="text">
      <style:text-properties fo:color="#333333" fo:font-family="'Open Sans'" style:font-style-name="Predeterminado" style:font-family-generic="swiss" style:font-pitch="variable" fo:font-size="18pt" style:font-size-asian="18pt" style:font-size-complex="18pt"/>
    </style:style>
    <style:style style:name="T5" style:family="text">
      <style:text-properties fo:font-family="'Open Sans'" style:font-family-generic="swiss" style:font-pitch="variable" fo:font-size="54pt" fo:letter-spacing="-0.141cm" fo:font-weight="bold" style:font-size-asian="54pt" style:font-weight-asian="bold" style:font-size-complex="54pt" style:font-weight-complex="bold"/>
    </style:style>
    <style:style style:name="T6" style:family="text">
      <style:text-properties fo:color="#333333" fo:font-family="'Open Sans'" style:font-style-name="Predeterminado" style:font-family-generic="swiss" style:font-pitch="variable" fo:font-size="32pt" fo:font-weight="bold" style:font-size-asian="32pt" style:font-weight-asian="bold" style:font-size-complex="32pt" style:font-weight-complex="bold"/>
    </style:style>
    <style:style style:name="T7" style:family="text">
      <style:text-properties fo:color="#333333" fo:font-family="'Open Sans'" style:font-style-name="Predeterminado" style:font-family-generic="swiss" style:font-pitch="variable" fo:font-size="32pt" fo:font-weight="normal" style:font-size-asian="32pt" style:font-weight-asian="normal" style:font-size-complex="32pt" style:font-weight-complex="normal"/>
    </style:style>
    <style:style style:name="T8" style:family="text">
      <style:text-properties fo:color="#999999" fo:font-family="'Open Sans'" style:font-family-generic="swiss" style:font-pitch="variable" fo:font-size="54pt" fo:letter-spacing="-0.141cm" fo:font-weight="bold" style:font-size-asian="54pt" style:font-weight-asian="bold" style:font-size-complex="54pt" style:font-weight-complex="bold"/>
    </style:style>
    <style:style style:name="T9" style:family="text">
      <style:text-properties fo:color="#999999" fo:font-family="'Open Sans'" style:font-family-generic="swiss" style:font-pitch="variable" fo:font-size="54pt" fo:letter-spacing="-0.141cm" fo:font-weight="normal" style:font-size-asian="54pt" style:font-weight-asian="normal" style:font-size-complex="54pt" style:font-weight-complex="normal"/>
    </style:style>
    <style:style style:name="T10" style:family="text">
      <style:text-properties fo:color="#b3b3b3" fo:font-family="'Open Sans'" style:font-family-generic="swiss" style:font-pitch="variable" fo:font-size="54pt" fo:letter-spacing="-0.141cm" fo:font-weight="normal" style:font-size-asian="54pt" style:font-weight-asian="normal" style:font-size-complex="54pt" style:font-weight-complex="normal"/>
    </style:style>
    <style:style style:name="T11" style:family="text">
      <style:text-properties fo:color="#333333" fo:font-family="'Open Sans'" style:font-style-name="Predeterminado" style:font-family-generic="swiss" style:font-pitch="variable" fo:font-size="26pt" fo:font-weight="normal" style:font-size-asian="26pt" style:font-weight-asian="normal" style:font-size-complex="26pt" style:font-weight-complex="normal"/>
    </style:style>
    <style:style style:name="T12" style:family="text">
      <style:text-properties fo:color="#333333" fo:font-family="'Open Sans'" style:font-style-name="Predeterminado" style:font-family-generic="swiss" style:font-pitch="variable" fo:font-size="26pt" fo:font-weight="bold" style:font-size-asian="26pt" style:font-weight-asian="bold" style:font-size-complex="26pt" style:font-weight-complex="bold"/>
    </style:style>
    <style:style style:name="T13" style:family="text">
      <style:text-properties fo:color="#333333" fo:font-family="'Open Sans'" style:font-style-name="Predeterminado" style:font-family-generic="swiss" style:font-pitch="variable" fo:font-size="26pt" style:font-size-asian="26pt" style:font-size-complex="26pt"/>
    </style:style>
    <style:style style:name="T14" style:family="text">
      <style:text-properties fo:color="#b3b3b3" fo:font-family="'Open Sans'" style:font-style-name="Predeterminado" style:font-family-generic="swiss" style:font-pitch="variable" fo:font-size="32pt" fo:font-weight="bold" style:font-size-asian="32pt" style:font-weight-asian="bold" style:font-size-complex="32pt" style:font-weight-complex="bold"/>
    </style:style>
    <style:style style:name="T15" style:family="text">
      <style:text-properties fo:color="#b3b3b3" fo:font-family="'Open Sans'" style:font-style-name="Predeterminado" style:font-family-generic="swiss" style:font-pitch="variable" fo:font-size="26pt" fo:font-weight="normal" style:font-size-asian="26pt" style:font-weight-asian="normal" style:font-size-complex="26pt" style:font-weight-complex="normal"/>
    </style:style>
    <style:style style:name="T16" style:family="text">
      <style:text-properties fo:color="#b3b3b3" fo:font-family="'Open Sans'" style:font-style-name="Predeterminado" style:font-family-generic="swiss" style:font-pitch="variable" fo:font-size="26pt" fo:font-weight="bold" style:font-size-asian="26pt" style:font-weight-asian="bold" style:font-size-complex="26pt" style:font-weight-complex="bold"/>
    </style:style>
    <style:style style:name="T17" style:family="text">
      <style:text-properties fo:color="#b3b3b3" fo:font-family="'Open Sans'" style:font-style-name="Predeterminado" style:font-family-generic="swiss" style:font-pitch="variable" fo:font-size="26pt" style:font-size-asian="26pt" style:font-size-complex="26pt"/>
    </style:style>
    <style:style style:name="T18" style:family="text">
      <style:text-properties fo:color="#b3b3b3" fo:font-family="'Courier New'" style:font-family-generic="modern" style:font-pitch="fixed" fo:font-size="32pt" style:font-size-asian="32pt" style:font-size-complex="32pt"/>
    </style:style>
    <style:style style:name="T19" style:family="text">
      <style:text-properties fo:color="#333333" fo:font-family="'Courier New'" style:font-family-generic="modern" style:font-pitch="fixed" fo:font-size="32pt" style:font-size-asian="32pt" style:font-size-complex="32pt"/>
    </style:style>
    <style:style style:name="T20" style:family="text">
      <style:text-properties fo:color="#333333" fo:font-family="'Courier New'" style:font-family-generic="modern" style:font-pitch="fixed" fo:font-size="24pt" style:font-size-asian="24pt" style:font-size-complex="24pt"/>
    </style:style>
    <style:style style:name="T21" style:family="text">
      <style:text-properties fo:color="#333333" fo:font-family="'Open Sans'" style:font-style-name="Predeterminado" style:font-family-generic="swiss" style:font-pitch="variable"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1200000012929983B4.gif" xlink:type="simple" xlink:show="embed" xlink:actuate="onLoad">
        <style:list-level-properties text:min-label-width="0.95cm" style:vertical-pos="middle" style:vertical-rel="line" fo:width="0.381cm" fo:height="0.381cm"/>
      </text:list-level-style-image>
      <text:list-level-style-image text:level="2" xlink:href="Pictures/100002000000001200000012929983B4.gif" xlink:type="simple" xlink:show="embed" xlink:actuate="onLoad">
        <style:list-level-properties text:min-label-width="0.95cm" style:vertical-pos="middle" style:vertical-rel="line" fo:width="0.381cm" fo:height="0.381cm"/>
      </text:list-level-style-image>
      <text:list-level-style-image text:level="3" xlink:href="Pictures/100002000000001200000012929983B4.gif" xlink:type="simple" xlink:show="embed" xlink:actuate="onLoad">
        <style:list-level-properties text:min-label-width="0.95cm" style:vertical-pos="middle" style:vertical-rel="line" fo:width="0.381cm" fo:height="0.381cm"/>
      </text:list-level-style-image>
      <text:list-level-style-image text:level="4" xlink:href="Pictures/100002000000001200000012929983B4.gif" xlink:type="simple" xlink:show="embed" xlink:actuate="onLoad">
        <style:list-level-properties text:min-label-width="0.95cm" style:vertical-pos="middle" style:vertical-rel="line" fo:width="0.381cm" fo:height="0.381cm"/>
      </text:list-level-style-image>
      <text:list-level-style-image text:level="5" xlink:href="Pictures/100002000000001200000012929983B4.gif" xlink:type="simple" xlink:show="embed" xlink:actuate="onLoad">
        <style:list-level-properties text:min-label-width="0.95cm" style:vertical-pos="middle" style:vertical-rel="line" fo:width="0.381cm" fo:height="0.381cm"/>
      </text:list-level-style-image>
      <text:list-level-style-image text:level="6" xlink:href="Pictures/100002000000001200000012929983B4.gif" xlink:type="simple" xlink:show="embed" xlink:actuate="onLoad">
        <style:list-level-properties text:min-label-width="0.95cm" style:vertical-pos="middle" style:vertical-rel="line" fo:width="0.381cm" fo:height="0.381cm"/>
      </text:list-level-style-image>
      <text:list-level-style-image text:level="7" xlink:href="Pictures/100002000000001200000012929983B4.gif" xlink:type="simple" xlink:show="embed" xlink:actuate="onLoad">
        <style:list-level-properties text:min-label-width="0.95cm" style:vertical-pos="middle" style:vertical-rel="line" fo:width="0.381cm" fo:height="0.381cm"/>
      </text:list-level-style-image>
      <text:list-level-style-image text:level="8" xlink:href="Pictures/100002000000001200000012929983B4.gif" xlink:type="simple" xlink:show="embed" xlink:actuate="onLoad">
        <style:list-level-properties text:min-label-width="0.95cm" style:vertical-pos="middle" style:vertical-rel="line" fo:width="0.381cm" fo:height="0.381cm"/>
      </text:list-level-style-image>
      <text:list-level-style-image text:level="9" xlink:href="Pictures/100002000000001200000012929983B4.gif" xlink:type="simple" xlink:show="embed" xlink:actuate="onLoad">
        <style:list-level-properties text:min-label-width="0.95cm" style:vertical-pos="middle" style:vertical-rel="line" fo:width="0.381cm" fo:height="0.381cm"/>
      </text:list-level-style-image>
      <text:list-level-style-image text:level="10" xlink:href="Pictures/100002000000001200000012929983B4.gif" xlink:type="simple" xlink:show="embed" xlink:actuate="onLoad">
        <style:list-level-properties text:min-label-width="0.95cm" style:vertical-pos="middle" style:vertical-rel="line" fo:width="0.381cm" fo:height="0.381cm"/>
      </text:list-level-style-image>
    </text:list-style>
  </office:automatic-styles>
  <office:body>
    <office:presentation>
      <draw:page draw:name="page1" draw:style-name="dp1" draw:master-page-name="Default" draw:id="id1">
        <office:forms form:automatic-focus="false" form:apply-design-mode="false"/>
        <draw:frame draw:style-name="gr1" draw:text-style-name="P1" draw:layer="layout" svg:width="10.874cm" svg:height="10.874cm" svg:x="8.4cm" svg:y="5.3cm">
          <draw:image xlink:href="../dominous_transp.png" xlink:type="simple" xlink:show="embed" xlink:actuate="onLoad">
            <text:p/>
          </draw:image>
        </draw:frame>
        <anim:par presentation:node-type="timing-root">
          <anim:par smil:begin="id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draw:id="id2">
        <office:forms form:automatic-focus="false" form:apply-design-mode="false"/>
        <draw:frame draw:style-name="gr3" draw:text-style-name="P2" draw:layer="layout" svg:width="24.814cm" svg:height="5.441cm" svg:x="1.686cm" svg:y="3.037cm">
          <draw:text-box>
            <text:p><text:span text:style-name="T1">Dominous</text:span></text:p>
            <text:p><text:span text:style-name="T2">Simulador libre de dominó</text:span></text:p>
          </draw:text-box>
        </draw:frame>
        <draw:frame draw:style-name="gr4" draw:text-style-name="P4" draw:layer="layout" svg:width="24.5cm" svg:height="10.5cm" svg:x="1.905cm" svg:y="9.786cm">
          <draw:text-box>
            <text:p text:style-name="P3"><text:span text:style-name="T3">Ignacio Palomo Duarte</text:span><text:span text:style-name="T3"><text:line-break/></text:span><text:span text:style-name="T3">Proyecto Fin de Carrera</text:span></text:p>
            <text:p text:style-name="P3"><text:span text:style-name="T4">Ingeniería Técnica en Informática de Gestión, Universidad de Cádiz</text:span><text:span text:style-name="T4"><text:line-break/></text:span><text:span text:style-name="T4">Noviembre, 2011</text:span></text:p>
          </draw:text-box>
        </draw:frame>
        <anim:par presentation:node-type="timing-root">
          <anim:par smil:begin="id2.begin">
            <anim:transitionFilter smil:dur="1s" smil:type="fade" smil:subtype="crossfade"/>
          </anim:par>
        </anim:par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draw:id="id3">
        <office:forms form:automatic-focus="false" form:apply-design-mode="false"/>
        <draw:frame draw:style-name="gr3" draw:text-style-name="P7" draw:layer="layout" svg:width="24.814cm" svg:height="2.963cm" svg:x="1.686cm" svg:y="3.037cm">
          <draw:text-box>
            <text:p text:style-name="P6"><text:span text:style-name="T5">¿Qué es dominous?</text:span></text:p>
          </draw:text-box>
        </draw:frame>
        <draw:frame draw:style-name="gr5" draw:text-style-name="P4" draw:layer="layout" svg:width="24.5cm" svg:height="10.5cm" svg:x="2cm" svg:y="7cm">
          <draw:text-box>
            <text:list text:style-name="L2">
              <text:list-item>
                <text:p text:style-name="P3"><text:span text:style-name="T3">Dominous es un </text:span><text:span text:style-name="T6">videojuego de dominó</text:span></text:p>
              </text:list-item>
              <text:list-item>
                <text:p text:style-name="P3"><text:span text:style-name="T3">También es </text:span><text:span text:style-name="T6">Software libre</text:span></text:p>
              </text:list-item>
              <text:list-item>
                <text:p text:style-name="P3"><text:span text:style-name="T3">Utiliza </text:span><text:span text:style-name="T6">Sistemas Expertos</text:span></text:p>
              </text:list-item>
              <text:list-item>
                <text:p text:style-name="P3"><text:span text:style-name="T3">Tutorial, modo laboratorio, sistema de themes, creación de nuevos jugadores...</text:span></text:p>
              </text:list-item>
            </text:list>
          </draw:text-box>
        </draw:frame>
        <anim:par presentation:node-type="timing-root">
          <anim:par smil:begin="id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draw:id="id4">
        <office:forms form:automatic-focus="false" form:apply-design-mode="false"/>
        <draw:frame draw:style-name="gr1" draw:text-style-name="P1" draw:layer="layout" svg:width="28cm" svg:height="21cm" svg:x="0cm" svg:y="0cm">
          <draw:image xlink:href="../images/screenshots_game.png" xlink:type="simple" xlink:show="embed" xlink:actuate="onLoad">
            <text:p/>
          </draw:image>
        </draw:frame>
        <anim:par presentation:node-type="timing-root">
          <anim:par smil:begin="id4.begin">
            <anim:transitionFilter smil:dur="1s" smil:type="fade" smil:subtype="crossfade"/>
          </anim:par>
        </anim:par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draw:id="id5">
        <office:forms form:automatic-focus="false" form:apply-design-mode="false"/>
        <draw:frame draw:style-name="gr3" draw:text-style-name="P7" draw:layer="layout" svg:width="24.814cm" svg:height="4.922cm" svg:x="1.686cm" svg:y="3.037cm">
          <draw:text-box>
            <text:p text:style-name="P6"><text:span text:style-name="T5">¿Por qué crear un simulador de dominó?</text:span></text:p>
          </draw:text-box>
        </draw:frame>
        <draw:frame draw:style-name="gr6" draw:text-style-name="P4" draw:layer="layout" svg:width="24.5cm" svg:height="10.5cm" svg:x="2.031cm" svg:y="8.84cm">
          <draw:text-box>
            <text:list text:style-name="L2">
              <text:list-item>
                <text:p text:style-name="P3"><text:span text:style-name="T3">El dominó es un </text:span><text:span text:style-name="T6">juego complejo</text:span><text:span text:style-name="T7"> a pesar de la creencia popular</text:span></text:p>
              </text:list-item>
              <text:list-item>
                <text:p text:style-name="P3"><text:span text:style-name="T3">No existen </text:span><text:span text:style-name="T6">dominós libres</text:span></text:p>
              </text:list-item>
              <text:list-item>
                <text:p text:style-name="P3"><text:span text:style-name="T6">Reto</text:span><text:span text:style-name="T3"> con IA, interfaces, programación gráfica, audio, diseño gráfico...</text:span></text:p>
              </text:list-item>
            </text:list>
          </draw:text-box>
        </draw:frame>
        <anim:par presentation:node-type="timing-root">
          <anim:par smil:begin="id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draw:id="id6">
        <office:forms form:automatic-focus="false" form:apply-design-mode="false"/>
        <draw:frame draw:style-name="gr3" draw:text-style-name="P8" draw:layer="layout" svg:width="24.814cm" svg:height="2.963cm" svg:x="1.686cm" svg:y="3.037cm">
          <draw:text-box>
            <text:p text:style-name="P6"><text:span text:style-name="T5">Dominó </text:span><text:span text:style-name="T8">básico </text:span><text:span text:style-name="T9">1/2</text:span></text:p>
          </draw:text-box>
        </draw:frame>
        <draw:frame draw:style-name="gr7" draw:text-style-name="P4" draw:layer="layout" svg:width="24.842cm" svg:height="11.473cm" svg:x="2.031cm" svg:y="6.531cm">
          <draw:text-box>
            <text:list text:style-name="L2">
              <text:list-item>
                <text:p text:style-name="P3"><text:span text:style-name="T3">Por </text:span><text:span text:style-name="T6">parejas</text:span><text:span text:style-name="T3">, </text:span><text:span text:style-name="T6">cuatro</text:span><text:span text:style-name="T3"> jugadores</text:span></text:p>
              </text:list-item>
              <text:list-item>
                <text:p text:style-name="P3"><text:span text:style-name="T6">28</text:span><text:span text:style-name="T3"> fichas y </text:span><text:span text:style-name="T6">7</text:span><text:span text:style-name="T3"> fichas por jugador</text:span></text:p>
              </text:list-item>
              <text:list-item>
                <text:p text:style-name="P3"><text:span text:style-name="T6">200 puntos</text:span></text:p>
              </text:list-item>
              <text:list-item>
                <text:p text:style-name="P3"><text:span text:style-name="T7">Gana el equipo que se queda </text:span><text:span text:style-name="T6">sin fichas </text:span><text:span text:style-name="T7">o el que </text:span><text:span text:style-name="T6">menos puntos tenga al cerrar</text:span></text:p>
              </text:list-item>
              <text:list-item>
                <text:p text:style-name="P3"><text:span text:style-name="T3">Comienza el jugador con el </text:span><text:span text:style-name="T6">6 doble</text:span></text:p>
              </text:list-item>
            </text:list>
          </draw:text-box>
        </draw:frame>
        <anim:par presentation:node-type="timing-root">
          <anim:par smil:begin="id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draw:id="id7">
        <office:forms form:automatic-focus="false" form:apply-design-mode="false"/>
        <draw:frame draw:style-name="gr3" draw:text-style-name="P8" draw:layer="layout" svg:width="24.814cm" svg:height="2.963cm" svg:x="1.686cm" svg:y="3.037cm">
          <draw:text-box>
            <text:p text:style-name="P9"><text:span text:style-name="T5">Dominó </text:span><text:span text:style-name="T8">básico </text:span><text:span text:style-name="T9">2/2</text:span></text:p>
          </draw:text-box>
        </draw:frame>
        <draw:frame draw:style-name="gr8" draw:text-style-name="P4" draw:layer="layout" svg:width="24.842cm" svg:height="11.473cm" svg:x="2.031cm" svg:y="6.531cm">
          <draw:text-box>
            <text:list text:style-name="L2">
              <text:list-item>
                <text:p text:style-name="P10"><text:span text:style-name="T3">Por </text:span><text:span text:style-name="T6">parejas</text:span><text:span text:style-name="T3">, </text:span><text:span text:style-name="T6">cuatro</text:span><text:span text:style-name="T3"> jugadores</text:span></text:p>
              </text:list-item>
              <text:list-item>
                <text:p text:style-name="P10"><text:span text:style-name="T6">28</text:span><text:span text:style-name="T3"> fichas y </text:span><text:span text:style-name="T6">7</text:span><text:span text:style-name="T3"> fichas por jugador</text:span></text:p>
              </text:list-item>
              <text:list-item>
                <text:p text:style-name="P10"><text:span text:style-name="T6">200 puntos</text:span></text:p>
              </text:list-item>
              <text:list-item>
                <text:p text:style-name="P10"><text:span text:style-name="T7">Gana el equipo que se queda </text:span><text:span text:style-name="T6">sin fichas </text:span><text:span text:style-name="T7">o el que </text:span><text:span text:style-name="T6">menos puntos tenga al cerrar</text:span></text:p>
              </text:list-item>
              <text:list-item>
                <text:p text:style-name="P10"><text:span text:style-name="T3">Comienza el jugador con el </text:span><text:span text:style-name="T6">6 doble</text:span></text:p>
              </text:list-item>
            </text:list>
          </draw:text-box>
        </draw:frame>
        <anim:par presentation:node-type="timing-root">
          <anim:par smil:begin="id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draw:id="id8">
        <office:forms form:automatic-focus="false" form:apply-design-mode="false"/>
        <draw:frame draw:style-name="gr1" draw:text-style-name="P1" draw:layer="layout" svg:width="28cm" svg:height="21cm" svg:x="0cm" svg:y="0cm">
          <draw:image xlink:href="../images/basico.jpg" xlink:type="simple" xlink:show="embed" xlink:actuate="onLoad">
            <text:p/>
          </draw:image>
        </draw:frame>
        <anim:par presentation:node-type="timing-root">
          <anim:par smil:begin="id8.begin">
            <anim:transitionFilter smil:dur="1s" smil:type="fade" smil:subtype="crossfade"/>
          </anim:par>
        </anim:par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draw:id="id9">
        <office:forms form:automatic-focus="false" form:apply-design-mode="false"/>
        <draw:frame draw:style-name="gr1" draw:text-style-name="P1" draw:layer="layout" svg:width="28cm" svg:height="21cm" svg:x="0cm" svg:y="0cm">
          <draw:image xlink:href="../images/basico.jpg" xlink:type="simple" xlink:show="embed" xlink:actuate="onLoad">
            <text:p/>
          </draw:image>
        </draw:frame>
        <draw:frame draw:style-name="gr1" draw:text-style-name="P1" draw:layer="layout" svg:width="25.514cm" svg:height="12.896cm" svg:x="-1.694cm" svg:y="14.761cm">
          <draw:image xlink:href="../marker.png" xlink:type="simple" xlink:show="embed" xlink:actuate="onLoad">
            <text:p/>
          </draw:image>
        </draw:frame>
        <draw:rect draw:style-name="gr9" draw:text-style-name="P1" draw:layer="layout" svg:width="1.454cm" svg:height="2.761cm" svg:x="14.025cm" svg:y="18.387cm">
          <text:p/>
        </draw:rect>
        <anim:par presentation:node-type="timing-root">
          <anim:par smil:begin="id9.begin">
            <anim:transitionFilter smil:dur="1s" smil:type="fade" smil:subtype="crossfade"/>
          </anim:par>
        </anim:par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draw:id="id10">
        <office:forms form:automatic-focus="false" form:apply-design-mode="false"/>
        <draw:frame draw:style-name="gr1" draw:text-style-name="P1" draw:layer="layout" svg:width="28cm" svg:height="21cm" svg:x="0cm" svg:y="0cm">
          <draw:image xlink:href="../images/basico.jpg" xlink:type="simple" xlink:show="embed" xlink:actuate="onLoad">
            <text:p/>
          </draw:image>
        </draw:frame>
        <draw:frame draw:style-name="gr1" draw:text-style-name="P1" draw:layer="layout" svg:width="25.514cm" svg:height="12.896cm" svg:x="-1.694cm" svg:y="14.761cm">
          <draw:image xlink:href="../marker.png" xlink:type="simple" xlink:show="embed" xlink:actuate="onLoad">
            <text:p/>
          </draw:image>
        </draw:frame>
        <draw:frame draw:style-name="gr1" draw:text-style-name="P1" draw:layer="layout" svg:width="25.514cm" svg:height="12.896cm" svg:x="2.938cm" svg:y="-6.264cm">
          <draw:image xlink:href="../marker.png" xlink:type="simple" xlink:show="embed" xlink:actuate="onLoad">
            <text:p/>
          </draw:image>
        </draw:frame>
        <anim:par presentation:node-type="timing-root">
          <anim:par smil:begin="id10.begin">
            <anim:transitionFilter smil:dur="1s" smil:type="fade" smil:subtype="crossfade"/>
          </anim:par>
        </anim:par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draw:id="id11">
        <office:forms form:automatic-focus="false" form:apply-design-mode="false"/>
        <draw:frame draw:style-name="gr1" draw:text-style-name="P1" draw:layer="layout" svg:width="28cm" svg:height="21cm" svg:x="0cm" svg:y="0cm">
          <draw:image xlink:href="../images/basico_fin.jpg" xlink:type="simple" xlink:show="embed" xlink:actuate="onLoad">
            <text:p/>
          </draw:image>
        </draw:frame>
        <anim:par presentation:node-type="timing-root">
          <anim:par smil:begin="id11.begin">
            <anim:transitionFilter smil:dur="1s" smil:type="fade" smil:subtype="crossfade"/>
          </anim:par>
        </anim:par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draw:id="id12">
        <office:forms form:automatic-focus="false" form:apply-design-mode="false"/>
        <draw:frame draw:style-name="gr3" draw:text-style-name="P8" draw:layer="layout" svg:width="24.814cm" svg:height="2.963cm" svg:x="1.686cm" svg:y="3.037cm">
          <draw:text-box>
            <text:p text:style-name="P6"><text:span text:style-name="T5">Dominó </text:span><text:span text:style-name="T8">avanzado</text:span></text:p>
          </draw:text-box>
        </draw:frame>
        <draw:frame draw:style-name="gr10" draw:text-style-name="P4" draw:layer="layout" svg:width="24.842cm" svg:height="10.5cm" svg:x="2.031cm" svg:y="6.531cm">
          <draw:text-box>
            <text:list text:style-name="L2">
              <text:list-item>
                <text:p text:style-name="P3"><text:span text:style-name="T6">Tiempo</text:span><text:span text:style-name="T3"> pensando un movimiento</text:span></text:p>
              </text:list-item>
              <text:list-item>
                <text:p text:style-name="P3"><text:span text:style-name="T3">Jugar para el </text:span><text:span text:style-name="T6">compañero</text:span><text:span text:style-name="T7">, no individual</text:span></text:p>
              </text:list-item>
              <text:list-item>
                <text:p text:style-name="P3"><text:span text:style-name="T6">Roles</text:span><text:span text:style-name="T3"> </text:span><text:span text:style-name="T6">dinámicos </text:span><text:span text:style-name="T3">en la partida</text:span></text:p>
              </text:list-item>
              <text:list-item>
                <text:p text:style-name="P3"><text:span text:style-name="T3">Cierres, dobles, memoria durante la partida</text:span></text:p>
              </text:list-item>
            </text:list>
          </draw:text-box>
        </draw:frame>
        <anim:par presentation:node-type="timing-root">
          <anim:par smil:begin="id12.begin">
            <anim:transitionFilter smil:dur="1s" smil:type="fade" smil:subtype="crossfade"/>
          </anim:par>
        </anim:par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draw:id="id13">
        <office:forms form:automatic-focus="false" form:apply-design-mode="false"/>
        <draw:frame draw:style-name="gr11" draw:text-style-name="P4" draw:layer="layout" svg:width="24.5cm" svg:height="10.5cm" svg:x="1.295cm" svg:y="1.049cm">
          <draw:text-box>
            <text:p text:style-name="P3"><text:span text:style-name="T3">Calendario</text:span></text:p>
          </draw:text-box>
        </draw:frame>
        <draw:frame draw:style-name="gr1" draw:text-style-name="P1" draw:layer="layout" svg:width="22.068cm" svg:height="14.685cm" svg:x="2.935cm" svg:y="3.464cm">
          <draw:image xlink:href="../images/diagrama_gantt.png" xlink:type="simple" xlink:show="embed" xlink:actuate="onLoad">
            <text:p/>
          </draw:image>
        </draw:frame>
        <anim:par presentation:node-type="timing-root">
          <anim:par smil:begin="id13.begin">
            <anim:transitionFilter smil:dur="1s" smil:type="fade" smil:subtype="crossfade"/>
          </anim:par>
        </anim:par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draw:id="id14">
        <office:forms form:automatic-focus="false" form:apply-design-mode="false"/>
        <draw:frame draw:style-name="gr3" draw:text-style-name="P8" draw:layer="layout" svg:width="24.814cm" svg:height="2.963cm" svg:x="1.686cm" svg:y="3.037cm">
          <draw:text-box>
            <text:p text:style-name="P6"><text:span text:style-name="T5">Herramientas </text:span><text:span text:style-name="T10">1/2</text:span></text:p>
          </draw:text-box>
        </draw:frame>
        <draw:frame draw:style-name="gr12" draw:text-style-name="P4" draw:layer="layout" svg:width="24.842cm" svg:height="10.5cm" svg:x="2.031cm" svg:y="6.631cm">
          <draw:text-box>
            <text:list text:style-name="L2">
              <text:list-item>
                <text:p text:style-name="P3"><text:span text:style-name="T3">Lenguaje de programación — </text:span><text:span text:style-name="T6">Python</text:span></text:p>
              </text:list-item>
              <text:list-item>
                <text:p text:style-name="P3"><text:span text:style-name="T3">Librerías gráficas — </text:span><text:span text:style-name="T6">SDL + PyGame/Gloss</text:span></text:p>
              </text:list-item>
              <text:list-item>
                <text:p text:style-name="P3"><text:span text:style-name="T3">Documentación — </text:span><text:span text:style-name="T6">Latex, Doxygen/Doxypy</text:span></text:p>
              </text:list-item>
            </text:list>
          </draw:text-box>
        </draw:frame>
        <draw:frame draw:style-name="gr1" draw:text-style-name="P1" draw:layer="layout" svg:width="8.5cm" svg:height="3.013cm" svg:x="0.5cm" svg:y="14cm">
          <draw:image xlink:href="../images/python-logo.png" xlink:type="simple" xlink:show="embed" xlink:actuate="onLoad">
            <text:p/>
          </draw:image>
        </draw:frame>
        <draw:frame draw:style-name="gr1" draw:text-style-name="P1" draw:layer="layout" svg:width="4.766cm" svg:height="2.774cm" svg:x="9.341cm" svg:y="14.2cm">
          <draw:image xlink:href="../images/SDL.png" xlink:type="simple" xlink:show="embed" xlink:actuate="onLoad">
            <text:p/>
          </draw:image>
        </draw:frame>
        <draw:frame draw:style-name="gr1" draw:text-style-name="P1" draw:layer="layout" svg:width="4.954cm" svg:height="2.13cm" svg:x="21.5cm" svg:y="14.37cm">
          <draw:image xlink:href="../images/latex_logo.png" xlink:type="simple" xlink:show="embed" xlink:actuate="onLoad">
            <text:p/>
          </draw:image>
        </draw:frame>
        <draw:frame draw:style-name="gr1" draw:text-style-name="P1" draw:layer="layout" svg:width="5.7cm" svg:height="1.686cm" svg:x="14.9cm" svg:y="14.5cm">
          <draw:image xlink:href="../images/pygame-logo.gif" xlink:type="simple" xlink:show="embed" xlink:actuate="onLoad">
            <text:p/>
          </draw:image>
        </draw:frame>
        <anim:par presentation:node-type="timing-root">
          <anim:par smil:begin="id14.begin">
            <anim:transitionFilter smil:dur="1s" smil:type="fade" smil:subtype="crossfade"/>
          </anim:par>
        </anim:par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draw:id="id15">
        <office:forms form:automatic-focus="false" form:apply-design-mode="false"/>
        <draw:frame draw:style-name="gr3" draw:text-style-name="P8" draw:layer="layout" svg:width="24.814cm" svg:height="2.963cm" svg:x="1.686cm" svg:y="3.037cm">
          <draw:text-box>
            <text:p text:style-name="P6"><text:span text:style-name="T5">Herramientas </text:span><text:span text:style-name="T10">2/2</text:span></text:p>
          </draw:text-box>
        </draw:frame>
        <draw:frame draw:style-name="gr13" draw:text-style-name="P4" draw:layer="layout" svg:width="24.842cm" svg:height="10.5cm" svg:x="2.031cm" svg:y="6.631cm">
          <draw:text-box>
            <text:list text:style-name="L2">
              <text:list-item>
                <text:p text:style-name="P3"><text:span text:style-name="T6">Forja RedIRIS</text:span><text:span text:style-name="T3"> — SVN, sistema tickets y bugtracking, foros, listas de correo</text:span></text:p>
              </text:list-item>
              <text:list-item>
                <text:p text:style-name="P3"><text:span text:style-name="T3">PyLint, Photoshop, GIMP, Audacity, vim...</text:span></text:p>
              </text:list-item>
            </text:list>
          </draw:text-box>
        </draw:frame>
        <draw:frame draw:style-name="gr1" draw:text-style-name="P1" draw:layer="layout" svg:width="7.457cm" svg:height="2.385cm" svg:x="1.4cm" svg:y="14cm">
          <draw:image xlink:href="../images/rediris.png" xlink:type="simple" xlink:show="embed" xlink:actuate="onLoad">
            <text:p/>
          </draw:image>
        </draw:frame>
        <draw:frame draw:style-name="gr1" draw:text-style-name="P1" draw:layer="layout" svg:width="3.049cm" svg:height="2.635cm" svg:x="10.5cm" svg:y="14cm">
          <draw:image xlink:href="../images/subversion_logo-384x332.png" xlink:type="simple" xlink:show="embed" xlink:actuate="onLoad">
            <text:p/>
          </draw:image>
        </draw:frame>
        <draw:frame draw:style-name="gr1" draw:text-style-name="P1" draw:layer="layout" svg:width="3.5cm" svg:height="4.103cm" svg:x="16cm" svg:y="13.2cm">
          <draw:image xlink:href="../images/audacity.png" xlink:type="simple" xlink:show="embed" xlink:actuate="onLoad">
            <text:p/>
          </draw:image>
        </draw:frame>
        <draw:frame draw:style-name="gr1" draw:text-style-name="P1" draw:layer="layout" svg:width="5.163cm" svg:height="1.707cm" svg:x="21.037cm" svg:y="14.293cm">
          <draw:image xlink:href="../images/gforge.png" xlink:type="simple" xlink:show="embed" xlink:actuate="onLoad">
            <text:p/>
          </draw:image>
        </draw:frame>
        <anim:par presentation:node-type="timing-root">
          <anim:par smil:begin="id1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draw:id="id16">
        <office:forms form:automatic-focus="false" form:apply-design-mode="false"/>
        <draw:custom-shape draw:style-name="gr14" draw:text-style-name="P1" draw:layer="layout" svg:width="24.5cm" svg:height="2.5cm" svg:x="1.7cm" svg:y="6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" draw:layer="layout" svg:width="7.538cm" svg:height="7.5cm" svg:x="18.662cm" svg:y="9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8" draw:layer="layout" svg:width="24.814cm" svg:height="2.963cm" svg:x="1.686cm" svg:y="3.037cm">
          <draw:text-box>
            <text:p text:style-name="P6"><text:span text:style-name="T5">Estructura de la aplicación</text:span></text:p>
          </draw:text-box>
        </draw:frame>
        <draw:frame draw:style-name="gr15" draw:text-style-name="P11" draw:layer="layout" svg:width="6.504cm" svg:height="5.211cm" svg:x="10.869cm" svg:y="7.051cm">
          <draw:text-box>
            <text:p text:style-name="P3"><text:span text:style-name="T6">Dominous</text:span></text:p>
          </draw:text-box>
        </draw:frame>
        <draw:frame draw:style-name="gr16" draw:text-style-name="P13" draw:layer="layout" svg:width="6.304cm" svg:height="5.098cm" svg:x="19.619cm" svg:y="11.3cm">
          <draw:text-box>
            <text:p text:style-name="P12"><text:span text:style-name="T11">Sistema de</text:span><text:span text:style-name="T12"> Inteligencia Artificial</text:span></text:p>
          </draw:text-box>
        </draw:frame>
        <draw:custom-shape draw:style-name="gr14" draw:text-style-name="P1" draw:layer="layout" svg:width="7.538cm" svg:height="7.5cm" svg:x="1.7cm" svg:y="9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" draw:layer="layout" svg:width="7.538cm" svg:height="7.5cm" svg:x="10.181cm" svg:y="9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7" draw:text-style-name="P13" draw:layer="layout" svg:width="6.54cm" svg:height="5.263cm" svg:x="11.306cm" svg:y="10.883cm">
          <draw:text-box>
            <text:p text:style-name="P12"><text:span text:style-name="T11">Sistema de</text:span><text:span text:style-name="T12"> Gestión de partida de dominó</text:span></text:p>
          </draw:text-box>
        </draw:frame>
        <draw:frame draw:style-name="gr18" draw:text-style-name="P13" draw:layer="layout" svg:width="4.99cm" svg:height="5.263cm" svg:x="2.997cm" svg:y="10.847cm">
          <draw:text-box>
            <text:p text:style-name="P12"><text:span text:style-name="T12">Motor gráfico</text:span><text:span text:style-name="T13"><text:line-break/></text:span><text:span text:style-name="T13">de la aplicación</text:span></text:p>
          </draw:text-box>
        </draw:frame>
        <draw:custom-shape draw:style-name="gr19" draw:text-style-name="P1" draw:layer="layout" svg:width="1.781cm" svg:height="0.93cm" svg:x="8.787cm" svg:y="13.223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9" draw:text-style-name="P1" draw:layer="layout" svg:width="1.781cm" svg:height="0.93cm" svg:x="17.357cm" svg:y="13.197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anim:par presentation:node-type="timing-root">
          <anim:par smil:begin="id16.begin">
            <anim:transitionFilter smil:dur="1s" smil:type="fade" smil:subtype="crossfade"/>
          </anim:par>
        </anim:par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draw:id="id17">
        <office:forms form:automatic-focus="false" form:apply-design-mode="false"/>
        <draw:frame draw:style-name="gr20" draw:text-style-name="P1" draw:layer="layout" svg:width="28.004cm" svg:height="21cm" svg:x="-0.004cm" svg:y="0cm">
          <draw:image xlink:href="../images/basico_fin.jpg" xlink:type="simple" xlink:show="embed" xlink:actuate="onLoad">
            <text:p/>
          </draw:image>
        </draw:frame>
        <draw:custom-shape draw:style-name="gr21" draw:text-style-name="P1" draw:layer="layout" svg:width="24.5cm" svg:height="2.5cm" svg:x="1.7cm" svg:y="6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" draw:layer="layout" svg:width="7.538cm" svg:height="7.5cm" svg:x="18.662cm" svg:y="9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3" draw:text-style-name="P15" draw:layer="layout" svg:width="6.504cm" svg:height="5.211cm" svg:x="10.869cm" svg:y="7.051cm">
          <draw:text-box>
            <text:p text:style-name="P14"><text:span text:style-name="T14">Dominous</text:span></text:p>
          </draw:text-box>
        </draw:frame>
        <draw:frame draw:style-name="gr24" draw:text-style-name="P17" draw:layer="layout" svg:width="6.304cm" svg:height="5.098cm" svg:x="19.619cm" svg:y="11.3cm">
          <draw:text-box>
            <text:p text:style-name="P16"><text:span text:style-name="T15">Sistema de</text:span><text:span text:style-name="T16"> Inteligencia Artificial</text:span></text:p>
          </draw:text-box>
        </draw:frame>
        <draw:custom-shape draw:style-name="gr14" draw:text-style-name="P1" draw:layer="layout" svg:width="7.538cm" svg:height="7.5cm" svg:x="1.7cm" svg:y="9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" draw:layer="layout" svg:width="7.538cm" svg:height="7.5cm" svg:x="10.181cm" svg:y="9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5" draw:text-style-name="P17" draw:layer="layout" svg:width="6.54cm" svg:height="5.263cm" svg:x="11.306cm" svg:y="10.883cm">
          <draw:text-box>
            <text:p text:style-name="P16"><text:span text:style-name="T15">Sistema de</text:span><text:span text:style-name="T16"> Gestión de partida de dominó</text:span></text:p>
          </draw:text-box>
        </draw:frame>
        <draw:frame draw:style-name="gr26" draw:text-style-name="P13" draw:layer="layout" svg:width="4.99cm" svg:height="5.263cm" svg:x="2.997cm" svg:y="10.847cm">
          <draw:text-box>
            <text:p text:style-name="P12"><text:span text:style-name="T12">Motor gráfico</text:span><text:span text:style-name="T13"><text:line-break/></text:span><text:span text:style-name="T13">de la aplicación</text:span></text:p>
          </draw:text-box>
        </draw:frame>
        <draw:custom-shape draw:style-name="gr19" draw:text-style-name="P1" draw:layer="layout" svg:width="1.781cm" svg:height="0.93cm" svg:x="8.787cm" svg:y="13.223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7" draw:text-style-name="P1" draw:layer="layout" svg:width="1.781cm" svg:height="0.93cm" svg:x="17.357cm" svg:y="13.197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anim:par presentation:node-type="timing-root">
          <anim:par smil:begin="id1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draw:id="id18">
        <office:forms form:automatic-focus="false" form:apply-design-mode="false"/>
        <draw:frame draw:style-name="gr20" draw:text-style-name="P1" draw:layer="layout" svg:width="28cm" svg:height="21cm" svg:x="0cm" svg:y="0cm">
          <draw:image xlink:href="../images/cierre.png" xlink:type="simple" xlink:show="embed" xlink:actuate="onLoad">
            <text:p/>
          </draw:image>
        </draw:frame>
        <draw:custom-shape draw:style-name="gr22" draw:text-style-name="P1" draw:layer="layout" svg:width="24.5cm" svg:height="2.5cm" svg:x="1.7cm" svg:y="6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" draw:layer="layout" svg:width="7.538cm" svg:height="7.5cm" svg:x="18.662cm" svg:y="9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8" draw:text-style-name="P15" draw:layer="layout" svg:width="6.504cm" svg:height="5.211cm" svg:x="10.869cm" svg:y="7.051cm">
          <draw:text-box>
            <text:p text:style-name="P14"><text:span text:style-name="T14">Dominous</text:span></text:p>
          </draw:text-box>
        </draw:frame>
        <draw:frame draw:style-name="gr29" draw:text-style-name="P17" draw:layer="layout" svg:width="6.304cm" svg:height="5.098cm" svg:x="19.619cm" svg:y="11.3cm">
          <draw:text-box>
            <text:p text:style-name="P16"><text:span text:style-name="T15">Sistema de</text:span><text:span text:style-name="T16"> Inteligencia Artificial</text:span></text:p>
          </draw:text-box>
        </draw:frame>
        <draw:custom-shape draw:style-name="gr22" draw:text-style-name="P1" draw:layer="layout" svg:width="7.538cm" svg:height="7.5cm" svg:x="1.7cm" svg:y="9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" draw:layer="layout" svg:width="7.538cm" svg:height="7.5cm" svg:x="10.181cm" svg:y="9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0" draw:text-style-name="P13" draw:layer="layout" svg:width="6.54cm" svg:height="5.263cm" svg:x="11.306cm" svg:y="10.883cm">
          <draw:text-box>
            <text:p text:style-name="P12"><text:span text:style-name="T11">Sistema de</text:span><text:span text:style-name="T12"> Gestión de partida de dominó</text:span></text:p>
          </draw:text-box>
        </draw:frame>
        <draw:frame draw:style-name="gr31" draw:text-style-name="P17" draw:layer="layout" svg:width="4.99cm" svg:height="5.263cm" svg:x="2.997cm" svg:y="10.847cm">
          <draw:text-box>
            <text:p text:style-name="P16"><text:span text:style-name="T16">Motor gráfico</text:span><text:span text:style-name="T17"><text:line-break/></text:span><text:span text:style-name="T17">de la aplicación</text:span></text:p>
          </draw:text-box>
        </draw:frame>
        <draw:custom-shape draw:style-name="gr19" draw:text-style-name="P1" draw:layer="layout" svg:width="1.781cm" svg:height="0.93cm" svg:x="8.787cm" svg:y="13.223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9" draw:text-style-name="P1" draw:layer="layout" svg:width="1.781cm" svg:height="0.93cm" svg:x="17.357cm" svg:y="13.197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anim:par presentation:node-type="timing-root">
          <anim:par smil:begin="id1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draw:id="id19">
        <office:forms form:automatic-focus="false" form:apply-design-mode="false"/>
        <draw:frame draw:style-name="gr20" draw:text-style-name="P1" draw:layer="layout" svg:width="28cm" svg:height="21cm" svg:x="0cm" svg:y="0cm">
          <draw:image xlink:href="../images/personajes.jpg" xlink:type="simple" xlink:show="embed" xlink:actuate="onLoad">
            <text:p/>
          </draw:image>
        </draw:frame>
        <draw:custom-shape draw:style-name="gr22" draw:text-style-name="P1" draw:layer="layout" svg:width="24.5cm" svg:height="2.5cm" svg:x="1.7cm" svg:y="6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" draw:layer="layout" svg:width="7.538cm" svg:height="7.5cm" svg:x="18.662cm" svg:y="9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2" draw:text-style-name="P15" draw:layer="layout" svg:width="6.504cm" svg:height="5.211cm" svg:x="10.869cm" svg:y="7.051cm">
          <draw:text-box>
            <text:p text:style-name="P14"><text:span text:style-name="T14">Dominous</text:span></text:p>
          </draw:text-box>
        </draw:frame>
        <draw:frame draw:style-name="gr33" draw:text-style-name="P13" draw:layer="layout" svg:width="6.304cm" svg:height="5.098cm" svg:x="19.619cm" svg:y="11.3cm">
          <draw:text-box>
            <text:p text:style-name="P12"><text:span text:style-name="T11">Sistema de</text:span><text:span text:style-name="T12"> Inteligencia Artificial</text:span></text:p>
          </draw:text-box>
        </draw:frame>
        <draw:custom-shape draw:style-name="gr22" draw:text-style-name="P1" draw:layer="layout" svg:width="7.538cm" svg:height="7.5cm" svg:x="1.7cm" svg:y="9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" draw:layer="layout" svg:width="7.538cm" svg:height="7.5cm" svg:x="10.181cm" svg:y="9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4" draw:text-style-name="P17" draw:layer="layout" svg:width="6.54cm" svg:height="5.263cm" svg:x="11.306cm" svg:y="10.883cm">
          <draw:text-box>
            <text:p text:style-name="P16"><text:span text:style-name="T15">Sistema de</text:span><text:span text:style-name="T16"> Gestión de partida de dominó</text:span></text:p>
          </draw:text-box>
        </draw:frame>
        <draw:frame draw:style-name="gr35" draw:text-style-name="P17" draw:layer="layout" svg:width="4.99cm" svg:height="5.263cm" svg:x="2.997cm" svg:y="10.847cm">
          <draw:text-box>
            <text:p text:style-name="P16"><text:span text:style-name="T16">Motor gráfico</text:span><text:span text:style-name="T17"><text:line-break/></text:span><text:span text:style-name="T17">de la aplicación</text:span></text:p>
          </draw:text-box>
        </draw:frame>
        <draw:custom-shape draw:style-name="gr27" draw:text-style-name="P1" draw:layer="layout" svg:width="1.781cm" svg:height="0.93cm" svg:x="8.787cm" svg:y="13.223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9" draw:text-style-name="P1" draw:layer="layout" svg:width="1.781cm" svg:height="0.93cm" svg:x="17.357cm" svg:y="13.197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anim:par presentation:node-type="timing-root">
          <anim:par smil:begin="id1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draw:id="id20">
        <office:forms form:automatic-focus="false" form:apply-design-mode="false"/>
        <draw:frame draw:style-name="gr1" draw:text-style-name="P1" draw:layer="layout" svg:width="28cm" svg:height="21cm" svg:x="0cm" svg:y="0cm">
          <draw:image xlink:href="../images/superficie_drop.png" xlink:type="simple" xlink:show="embed" xlink:actuate="onLoad">
            <text:p/>
          </draw:image>
        </draw:frame>
        <draw:custom-shape draw:style-name="gr21" draw:text-style-name="P1" draw:layer="layout" svg:width="24.5cm" svg:height="2.5cm" svg:x="1.7cm" svg:y="6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" draw:layer="layout" svg:width="7.538cm" svg:height="7.5cm" svg:x="18.662cm" svg:y="9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6" draw:text-style-name="P11" draw:layer="layout" svg:width="6.504cm" svg:height="5.211cm" svg:x="10.869cm" svg:y="7.051cm">
          <draw:text-box>
            <text:p text:style-name="P3"><text:span text:style-name="T6">Dominous</text:span></text:p>
          </draw:text-box>
        </draw:frame>
        <draw:frame draw:style-name="gr37" draw:text-style-name="P13" draw:layer="layout" svg:width="6.304cm" svg:height="5.098cm" svg:x="19.619cm" svg:y="11.3cm">
          <draw:text-box>
            <text:p text:style-name="P12"><text:span text:style-name="T11">Sistema de</text:span><text:span text:style-name="T12"> Inteligencia Artificial</text:span></text:p>
          </draw:text-box>
        </draw:frame>
        <draw:custom-shape draw:style-name="gr14" draw:text-style-name="P1" draw:layer="layout" svg:width="7.538cm" svg:height="7.5cm" svg:x="1.7cm" svg:y="9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" draw:layer="layout" svg:width="7.538cm" svg:height="7.5cm" svg:x="10.181cm" svg:y="9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8" draw:text-style-name="P13" draw:layer="layout" svg:width="6.54cm" svg:height="5.263cm" svg:x="11.306cm" svg:y="10.883cm">
          <draw:text-box>
            <text:p text:style-name="P12"><text:span text:style-name="T11">Sistema de</text:span><text:span text:style-name="T12"> Gestión de partida de dominó</text:span></text:p>
          </draw:text-box>
        </draw:frame>
        <draw:frame draw:style-name="gr39" draw:text-style-name="P13" draw:layer="layout" svg:width="4.99cm" svg:height="5.263cm" svg:x="2.997cm" svg:y="10.847cm">
          <draw:text-box>
            <text:p text:style-name="P12"><text:span text:style-name="T12">Motor gráfico</text:span><text:span text:style-name="T13"><text:line-break/></text:span><text:span text:style-name="T13">de la aplicación</text:span></text:p>
          </draw:text-box>
        </draw:frame>
        <draw:custom-shape draw:style-name="gr19" draw:text-style-name="P1" draw:layer="layout" svg:width="1.781cm" svg:height="0.93cm" svg:x="8.787cm" svg:y="13.223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9" draw:text-style-name="P1" draw:layer="layout" svg:width="1.781cm" svg:height="0.93cm" svg:x="17.357cm" svg:y="13.197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anim:par presentation:node-type="timing-root">
          <anim:par smil:begin="id20.begin">
            <anim:transitionFilter smil:dur="1s" smil:type="fade" smil:subtype="crossfade"/>
          </anim:par>
        </anim:par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draw:id="id21">
        <office:forms form:automatic-focus="false" form:apply-design-mode="false"/>
        <draw:frame draw:style-name="gr3" draw:text-style-name="P8" draw:layer="layout" svg:width="24.814cm" svg:height="2.963cm" svg:x="1.686cm" svg:y="3.037cm">
          <draw:text-box>
            <text:p text:style-name="P6"><text:span text:style-name="T5">Motor gráfico </text:span><text:span text:style-name="T10">1/2</text:span></text:p>
          </draw:text-box>
        </draw:frame>
        <draw:frame draw:style-name="gr40" draw:text-style-name="P4" draw:layer="layout" svg:width="24.842cm" svg:height="10.941cm" svg:x="2.031cm" svg:y="6.631cm">
          <draw:text-box>
            <text:list text:style-name="L2">
              <text:list-item>
                <text:p text:style-name="P3"><text:span text:style-name="T3">Gestiona el flujo entre secciones</text:span></text:p>
              </text:list-item>
            </text:list>
            <text:p text:style-name="P3"><text:span text:style-name="T3"/></text:p>
            <text:p text:style-name="P3"><text:span text:style-name="T18"><text:s text:c="2"/></text:span><text:span text:style-name="T18">1 </text:span><text:span text:style-name="T19"><text:s/>def goto_tutorial(self):</text:span></text:p>
            <text:p text:style-name="P3"><text:span text:style-name="T18"><text:s text:c="2"/></text:span><text:span text:style-name="T18">2</text:span><text:span text:style-name="T19"> <text:s text:c="3"/>self.flow.stop()</text:span></text:p>
            <text:p text:style-name="P3"><text:span text:style-name="T18"><text:s text:c="2"/></text:span><text:span text:style-name="T18">3</text:span><text:span text:style-name="T19"> <text:s text:c="3"/>self.flow = self.tutorial</text:span></text:p>
            <text:p text:style-name="P3"><text:span text:style-name="T18"><text:s text:c="2"/></text:span><text:span text:style-name="T18">4 </text:span><text:span text:style-name="T19"><text:s text:c="3"/>self.flow.start()</text:span></text:p>
          </draw:text-box>
        </draw:frame>
        <anim:par presentation:node-type="timing-root">
          <anim:par smil:begin="id2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draw:id="id22">
        <office:forms form:automatic-focus="false" form:apply-design-mode="false"/>
        <draw:rect draw:style-name="gr41" draw:text-style-name="P1" draw:layer="layout" svg:width="28cm" svg:height="21cm" svg:x="0cm" svg:y="0cm">
          <text:p/>
        </draw:rect>
        <draw:frame draw:style-name="gr1" draw:text-style-name="P1" draw:layer="layout" svg:width="18.069cm" svg:height="19.5cm" svg:x="5.431cm" svg:y="0.6cm">
          <draw:image xlink:href="../images/diagrama_casos_de_uso.png" xlink:type="simple" xlink:show="embed" xlink:actuate="onLoad">
            <text:p/>
          </draw:image>
        </draw:frame>
        <anim:par presentation:node-type="timing-root">
          <anim:par smil:begin="id2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draw:id="id23">
        <office:forms form:automatic-focus="false" form:apply-design-mode="false"/>
        <draw:frame draw:style-name="gr3" draw:text-style-name="P8" draw:layer="layout" svg:width="24.814cm" svg:height="2.963cm" svg:x="1.686cm" svg:y="3.037cm">
          <draw:text-box>
            <text:p text:style-name="P6"><text:span text:style-name="T5">Motor gráfico </text:span><text:span text:style-name="T10">2/2</text:span></text:p>
          </draw:text-box>
        </draw:frame>
        <draw:frame draw:style-name="gr42" draw:text-style-name="P4" draw:layer="layout" svg:width="24.842cm" svg:height="11.973cm" svg:x="2.031cm" svg:y="6.631cm">
          <draw:text-box>
            <text:list text:style-name="L2">
              <text:list-item>
                <text:p text:style-name="P3"><text:span text:style-name="T3">Autómata finito para gestionar la partida</text:span></text:p>
              </text:list-item>
            </text:list>
            <text:p text:style-name="P3"><text:span text:style-name="T3"><text:s text:c="10"/></text:span><text:span text:style-name="T3">Repartiendo fichas</text:span></text:p>
            <text:p text:style-name="P3"><text:span text:style-name="T3"><text:s text:c="10"/></text:span><text:span text:style-name="T3">Animación de colocar ficha</text:span></text:p>
            <text:p text:style-name="P3"><text:span text:style-name="T3"><text:s text:c="10"/></text:span><text:span text:style-name="T3">Esperando al jugador humano</text:span></text:p>
            <text:p text:style-name="P3"><text:span text:style-name="T3"><text:s text:c="10"/></text:span><text:span text:style-name="T3">Mostrar resultado</text:span></text:p>
            <text:p text:style-name="P3"><text:span text:style-name="T3"><text:s text:c="10"/></text:span><text:span text:style-name="T3">....</text:span></text:p>
          </draw:text-box>
        </draw:frame>
        <anim:par presentation:node-type="timing-root">
          <anim:par smil:begin="id2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draw:id="id24">
        <office:forms form:automatic-focus="false" form:apply-design-mode="false"/>
        <draw:frame draw:style-name="gr1" draw:text-style-name="P1" draw:layer="layout" svg:width="28cm" svg:height="21cm" svg:x="0cm" svg:y="0cm">
          <draw:image xlink:href="../images/automata_finito.png" xlink:type="simple" xlink:show="embed" xlink:actuate="onLoad">
            <text:p/>
          </draw:image>
        </draw:frame>
        <anim:par presentation:node-type="timing-root">
          <anim:par smil:begin="id2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draw:id="id25">
        <office:forms form:automatic-focus="false" form:apply-design-mode="false"/>
        <draw:frame draw:style-name="gr1" draw:text-style-name="P1" draw:layer="layout" svg:width="28cm" svg:height="21cm" svg:x="0cm" svg:y="0cm">
          <draw:image xlink:href="../images/cierre.png" xlink:type="simple" xlink:show="embed" xlink:actuate="onLoad">
            <text:p/>
          </draw:image>
        </draw:frame>
        <draw:custom-shape draw:style-name="gr22" draw:text-style-name="P1" draw:layer="layout" svg:width="24.5cm" svg:height="2.5cm" svg:x="1.7cm" svg:y="6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" draw:layer="layout" svg:width="7.538cm" svg:height="7.5cm" svg:x="18.662cm" svg:y="9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3" draw:text-style-name="P11" draw:layer="layout" svg:width="6.504cm" svg:height="5.211cm" svg:x="10.869cm" svg:y="7.051cm">
          <draw:text-box>
            <text:p text:style-name="P3"><text:span text:style-name="T6">Dominous</text:span></text:p>
          </draw:text-box>
        </draw:frame>
        <draw:frame draw:style-name="gr44" draw:text-style-name="P13" draw:layer="layout" svg:width="6.304cm" svg:height="5.098cm" svg:x="19.619cm" svg:y="11.3cm">
          <draw:text-box>
            <text:p text:style-name="P12"><text:span text:style-name="T11">Sistema de</text:span><text:span text:style-name="T12"> Inteligencia Artificial</text:span></text:p>
          </draw:text-box>
        </draw:frame>
        <draw:custom-shape draw:style-name="gr22" draw:text-style-name="P1" draw:layer="layout" svg:width="7.538cm" svg:height="7.5cm" svg:x="1.7cm" svg:y="9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" draw:layer="layout" svg:width="7.538cm" svg:height="7.5cm" svg:x="10.181cm" svg:y="9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5" draw:text-style-name="P13" draw:layer="layout" svg:width="6.54cm" svg:height="5.263cm" svg:x="11.306cm" svg:y="10.883cm">
          <draw:text-box>
            <text:p text:style-name="P12"><text:span text:style-name="T11">Sistema de</text:span><text:span text:style-name="T12"> Gestión de partida de dominó</text:span></text:p>
          </draw:text-box>
        </draw:frame>
        <draw:frame draw:style-name="gr46" draw:text-style-name="P13" draw:layer="layout" svg:width="4.99cm" svg:height="5.263cm" svg:x="2.997cm" svg:y="10.847cm">
          <draw:text-box>
            <text:p text:style-name="P12"><text:span text:style-name="T12">Motor gráfico</text:span><text:span text:style-name="T13"><text:line-break/></text:span><text:span text:style-name="T13">de la aplicación</text:span></text:p>
          </draw:text-box>
        </draw:frame>
        <draw:custom-shape draw:style-name="gr19" draw:text-style-name="P1" draw:layer="layout" svg:width="1.781cm" svg:height="0.93cm" svg:x="8.787cm" svg:y="13.223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9" draw:text-style-name="P1" draw:layer="layout" svg:width="1.781cm" svg:height="0.93cm" svg:x="17.357cm" svg:y="13.197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anim:par presentation:node-type="timing-root">
          <anim:par smil:begin="id25.begin">
            <anim:transitionFilter smil:dur="1s" smil:type="fade" smil:subtype="crossfade"/>
          </anim:par>
        </anim:par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draw:id="id26">
        <office:forms form:automatic-focus="false" form:apply-design-mode="false"/>
        <draw:frame draw:style-name="gr3" draw:text-style-name="P8" draw:layer="layout" svg:width="24.814cm" svg:height="2.963cm" svg:x="1.686cm" svg:y="3.037cm">
          <draw:text-box>
            <text:p text:style-name="P6"><text:span text:style-name="T5">Gestión partida dominó </text:span><text:span text:style-name="T10">1/2</text:span></text:p>
          </draw:text-box>
        </draw:frame>
        <draw:frame draw:style-name="gr47" draw:text-style-name="P4" draw:layer="layout" svg:width="24.842cm" svg:height="10.5cm" svg:x="2.031cm" svg:y="6.631cm">
          <draw:text-box>
            <text:list text:style-name="L2">
              <text:list-item>
                <text:p text:style-name="P3"><text:span text:style-name="T3">Se ocupa de la </text:span><text:span text:style-name="T6">partida</text:span><text:span text:style-name="T3"> y </text:span><text:span text:style-name="T6">usuarios</text:span></text:p>
              </text:list-item>
              <text:list-item>
                <text:p text:style-name="P3"><text:span text:style-name="T3">Control de </text:span><text:span text:style-name="T6">fichas, tiempos, reglas</text:span></text:p>
              </text:list-item>
              <text:list-item>
                <text:p text:style-name="P3"><text:span text:style-name="T6">Log de partida</text:span><text:span text:style-name="T3">, que utilizará más tarde el sistema de Inteligencia Artificial</text:span></text:p>
              </text:list-item>
            </text:list>
          </draw:text-box>
        </draw:frame>
        <anim:par presentation:node-type="timing-root">
          <anim:par smil:begin="id2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draw:id="id27">
        <office:forms form:automatic-focus="false" form:apply-design-mode="false"/>
        <draw:frame draw:style-name="gr3" draw:text-style-name="P8" draw:layer="layout" svg:width="24.814cm" svg:height="2.963cm" svg:x="1.686cm" svg:y="3.037cm">
          <draw:text-box>
            <text:p text:style-name="P6"><text:span text:style-name="T5">Gestión partida dominó </text:span><text:span text:style-name="T10">2/2</text:span></text:p>
          </draw:text-box>
        </draw:frame>
        <draw:frame draw:style-name="gr48" draw:text-style-name="P18" draw:layer="layout" svg:width="24.842cm" svg:height="11.031cm" svg:x="2.031cm" svg:y="6.631cm">
          <draw:text-box>
            <text:p text:style-name="P3"><text:span text:style-name="T20">1 <text:s text:c="2"/>movement = {</text:span></text:p>
            <text:p text:style-name="P3"><text:span text:style-name="T20">2 <text:s text:c="6"/>’player’ : player,</text:span></text:p>
            <text:p text:style-name="P3"><text:span text:style-name="T20">3 <text:s text:c="6"/>’tile’ : tile,</text:span></text:p>
            <text:p text:style-name="P3"><text:span text:style-name="T20">4 <text:s text:c="6"/>’side’ : side,</text:span></text:p>
            <text:p text:style-name="P3"><text:span text:style-name="T20">5 <text:s text:c="6"/>’left’ : left,</text:span></text:p>
            <text:p text:style-name="P3"><text:span text:style-name="T20">6 <text:s text:c="6"/>’right’ : right,</text:span></text:p>
            <text:p text:style-name="P3"><text:span text:style-name="T20">7 <text:s text:c="6"/>’mtime’ : mtime,</text:span></text:p>
            <text:p text:style-name="P3"><text:span text:style-name="T20">8 <text:s text:c="2"/>}</text:span></text:p>
          </draw:text-box>
        </draw:frame>
        <anim:par presentation:node-type="timing-root">
          <anim:par smil:begin="id2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draw:id="id28">
        <office:forms form:automatic-focus="false" form:apply-design-mode="false"/>
        <draw:frame draw:style-name="gr3" draw:text-style-name="P8" draw:layer="layout" svg:width="24.814cm" svg:height="2.963cm" svg:x="1.686cm" svg:y="3.037cm">
          <draw:text-box>
            <text:p text:style-name="P6"><text:span text:style-name="T5">Conclusiones </text:span><text:span text:style-name="T9">1/2</text:span></text:p>
          </draw:text-box>
        </draw:frame>
        <draw:frame draw:style-name="gr49" draw:text-style-name="P4" draw:layer="layout" svg:width="25.425cm" svg:height="11.973cm" svg:x="1.627cm" svg:y="6.631cm">
          <draw:text-box>
            <text:p text:style-name="P3"><text:span text:style-name="T3">¿Qué hemos conseguido con este proyecto?</text:span></text:p>
            <text:list text:style-name="L2">
              <text:list-item>
                <text:p text:style-name="P3"><text:span text:style-name="T3">Primer </text:span><text:span text:style-name="T6">simulador libre</text:span><text:span text:style-name="T3"> de dominó</text:span></text:p>
              </text:list-item>
              <text:list-item>
                <text:p text:style-name="P3"><text:span text:style-name="T3">Aplicación de lo aprendido en la </text:span><text:span text:style-name="T6">carrera</text:span></text:p>
              </text:list-item>
              <text:list-item>
                <text:p text:style-name="P3"><text:span text:style-name="T6">Aprendizaje</text:span><text:span text:style-name="T3"> del juego de dominó</text:span></text:p>
              </text:list-item>
              <text:list-item>
                <text:p text:style-name="P3"><text:span text:style-name="T3">Proyecto realizado de forma </text:span><text:span text:style-name="T6">íntegra</text:span></text:p>
              </text:list-item>
              <text:list-item>
                <text:p text:style-name="P3"><text:span text:style-name="T6">Multiplataforma</text:span></text:p>
              </text:list-item>
            </text:list>
          </draw:text-box>
        </draw:frame>
        <anim:par presentation:node-type="timing-root">
          <anim:par smil:begin="id28.begin">
            <anim:transitionFilter smil:dur="1s" smil:type="fade" smil:subtype="crossfade"/>
          </anim:par>
        </anim:par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draw:id="id29">
        <office:forms form:automatic-focus="false" form:apply-design-mode="false"/>
        <draw:frame draw:style-name="gr1" draw:text-style-name="P1" draw:layer="layout" svg:width="28cm" svg:height="21cm" svg:x="0cm" svg:y="0cm">
          <draw:image xlink:href="../images/dominous_ubuntu.png" xlink:type="simple" xlink:show="embed" xlink:actuate="onLoad">
            <text:p/>
          </draw:image>
        </draw:frame>
        <anim:par presentation:node-type="timing-root">
          <anim:par smil:begin="id29.begin">
            <anim:transitionFilter smil:dur="1s" smil:type="fade" smil:subtype="crossfade"/>
          </anim:par>
        </anim:par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draw:id="id30">
        <office:forms form:automatic-focus="false" form:apply-design-mode="false"/>
        <draw:frame draw:style-name="gr1" draw:text-style-name="P1" draw:layer="layout" svg:width="28cm" svg:height="21cm" svg:x="0cm" svg:y="0cm">
          <draw:image xlink:href="../images/dominous_windows.png" xlink:type="simple" xlink:show="embed" xlink:actuate="onLoad">
            <text:p/>
          </draw:image>
        </draw:frame>
        <anim:par presentation:node-type="timing-root">
          <anim:par smil:begin="id30.begin">
            <anim:transitionFilter smil:dur="1s" smil:type="fade" smil:subtype="crossfade"/>
          </anim:par>
        </anim:par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draw:id="id31">
        <office:forms form:automatic-focus="false" form:apply-design-mode="false"/>
        <draw:frame draw:style-name="gr3" draw:text-style-name="P8" draw:layer="layout" svg:width="24.814cm" svg:height="2.963cm" svg:x="1.686cm" svg:y="3.037cm">
          <draw:text-box>
            <text:p text:style-name="P6"><text:span text:style-name="T5">Conclusiones </text:span><text:span text:style-name="T9">2/2</text:span></text:p>
          </draw:text-box>
        </draw:frame>
        <draw:frame draw:style-name="gr50" draw:text-style-name="P4" draw:layer="layout" svg:width="25.425cm" svg:height="10.5cm" svg:x="1.627cm" svg:y="6.631cm">
          <draw:text-box>
            <text:p text:style-name="P3"><text:span text:style-name="T3">Trabajos futuros:</text:span></text:p>
            <text:list text:style-name="L2">
              <text:list-item>
                <text:p text:style-name="P3"><text:span text:style-name="T6">Juego en red</text:span></text:p>
              </text:list-item>
              <text:list-item>
                <text:p text:style-name="P3"><text:span text:style-name="T6">Servidor web</text:span><text:span text:style-name="T3"> de sistemas expertos</text:span></text:p>
              </text:list-item>
              <text:list-item>
                <text:p text:style-name="P3"><text:span text:style-name="T3">Interfaz gráfica para crear </text:span><text:span text:style-name="T6">nuevos jugadores</text:span></text:p>
              </text:list-item>
              <text:list-item>
                <text:p text:style-name="P3"><text:span text:style-name="T6">Migración</text:span><text:span text:style-name="T7"> a más sistemas</text:span></text:p>
              </text:list-item>
            </text:list>
          </draw:text-box>
        </draw:frame>
        <anim:par presentation:node-type="timing-root">
          <anim:par smil:begin="id31.begin">
            <anim:transitionFilter smil:dur="1s" smil:type="fade" smil:subtype="crossfade"/>
          </anim:par>
        </anim:par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draw:id="id32">
        <office:forms form:automatic-focus="false" form:apply-design-mode="false"/>
        <draw:frame draw:style-name="gr3" draw:text-style-name="P8" draw:layer="layout" svg:width="24.814cm" svg:height="2.963cm" svg:x="1.686cm" svg:y="3.037cm">
          <draw:text-box>
            <text:p text:style-name="P6"><text:span text:style-name="T5">Difusión </text:span><text:span text:style-name="T10">1/3</text:span></text:p>
          </draw:text-box>
        </draw:frame>
        <draw:frame draw:style-name="gr51" draw:text-style-name="P4" draw:layer="layout" svg:width="25.425cm" svg:height="10.5cm" svg:x="1.627cm" svg:y="6.631cm">
          <draw:text-box>
            <text:list text:style-name="L2">
              <text:list-item>
                <text:p text:style-name="P3"><text:span text:style-name="T3">Inclusión en distribución </text:span><text:span text:style-name="T6">Guadalinex v8</text:span></text:p>
                <text:p text:style-name="P3"><text:span text:style-name="T3"/></text:p>
              </text:list-item>
            </text:list>
          </draw:text-box>
        </draw:frame>
        <draw:frame draw:style-name="gr1" draw:text-style-name="P1" draw:layer="layout" svg:width="14cm" svg:height="5.502cm" svg:x="7cm" svg:y="10cm">
          <draw:image xlink:href="../images/guadalinex.png" xlink:type="simple" xlink:show="embed" xlink:actuate="onLoad">
            <text:p/>
          </draw:image>
        </draw:frame>
        <anim:par presentation:node-type="timing-root">
          <anim:par smil:begin="id3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draw:id="id33">
        <office:forms form:automatic-focus="false" form:apply-design-mode="false"/>
        <draw:frame draw:style-name="gr3" draw:text-style-name="P8" draw:layer="layout" svg:width="24.814cm" svg:height="2.963cm" svg:x="1.686cm" svg:y="3.037cm">
          <draw:text-box>
            <text:p text:style-name="P6"><text:span text:style-name="T5">Difusión </text:span><text:span text:style-name="T10">2/3</text:span></text:p>
          </draw:text-box>
        </draw:frame>
        <draw:frame draw:style-name="gr52" draw:text-style-name="P4" draw:layer="layout" svg:width="25.425cm" svg:height="10.5cm" svg:x="1.627cm" svg:y="6.631cm">
          <draw:text-box>
            <text:list text:style-name="L2">
              <text:list-item>
                <text:p text:style-name="P3"><text:span text:style-name="T6">Finalista</text:span><text:span text:style-name="T3"> dentro del IV Concurso Universitario de Software Libre - UCA</text:span></text:p>
              </text:list-item>
              <text:list-item>
                <text:p text:style-name="P3"><text:span text:style-name="T6">Accésit</text:span><text:span text:style-name="T3"> en el V Concurso Universitario de Software Libre - UCA</text:span></text:p>
              </text:list-item>
            </text:list>
          </draw:text-box>
        </draw:frame>
        <draw:frame draw:style-name="gr1" draw:text-style-name="P1" draw:layer="layout" svg:width="7.438cm" svg:height="2.199cm" svg:x="3.5cm" svg:y="14.875cm">
          <draw:image xlink:href="../images/logo-rosa-cusl4.png" xlink:type="simple" xlink:show="embed" xlink:actuate="onLoad">
            <text:p/>
          </draw:image>
        </draw:frame>
        <draw:frame draw:style-name="gr1" draw:text-style-name="P1" draw:layer="layout" svg:width="4.482cm" svg:height="3.063cm" svg:x="13.018cm" svg:y="14.437cm">
          <draw:image xlink:href="../images/logo.png" xlink:type="simple" xlink:show="embed" xlink:actuate="onLoad">
            <text:p/>
          </draw:image>
        </draw:frame>
        <draw:frame draw:style-name="gr1" draw:text-style-name="P1" draw:layer="layout" svg:width="4.369cm" svg:height="3.5cm" svg:x="18.819cm" svg:y="14cm">
          <draw:image xlink:href="../images/logo_cusl_uca.png" xlink:type="simple" xlink:show="embed" xlink:actuate="onLoad">
            <text:p/>
          </draw:image>
        </draw:frame>
        <anim:par presentation:node-type="timing-root">
          <anim:par smil:begin="id33.begin">
            <anim:transitionFilter smil:dur="1s" smil:type="fade" smil:subtype="crossfade"/>
          </anim:par>
        </anim:par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draw:id="id34">
        <office:forms form:automatic-focus="false" form:apply-design-mode="false"/>
        <draw:frame draw:style-name="gr3" draw:text-style-name="P8" draw:layer="layout" svg:width="24.814cm" svg:height="2.963cm" svg:x="1.686cm" svg:y="3.037cm">
          <draw:text-box>
            <text:p text:style-name="P6"><text:span text:style-name="T5">Difusión </text:span><text:span text:style-name="T10">3/3</text:span></text:p>
          </draw:text-box>
        </draw:frame>
        <draw:frame draw:style-name="gr53" draw:text-style-name="P4" draw:layer="layout" svg:width="25.425cm" svg:height="10.5cm" svg:x="1.627cm" svg:y="6.631cm">
          <draw:text-box>
            <text:list text:style-name="L2">
              <text:list-item>
                <text:p text:style-name="P3"><text:span text:style-name="T3">RedIRIS, web ADVUCA, OSLUCA, YouTube...</text:span></text:p>
              </text:list-item>
            </text:list>
          </draw:text-box>
        </draw:frame>
        <draw:frame draw:style-name="gr1" draw:text-style-name="P1" draw:layer="layout" svg:width="7.816cm" svg:height="2.5cm" svg:x="5cm" svg:y="10.5cm">
          <draw:image xlink:href="../images/rediris.png" xlink:type="simple" xlink:show="embed" xlink:actuate="onLoad">
            <text:p/>
          </draw:image>
        </draw:frame>
        <draw:frame draw:style-name="gr1" draw:text-style-name="P1" draw:layer="layout" svg:width="6.676cm" svg:height="4.72cm" svg:x="16cm" svg:y="14cm">
          <draw:image xlink:href="../images/youtube-logo.png" xlink:type="simple" xlink:show="embed" xlink:actuate="onLoad">
            <text:p/>
          </draw:image>
        </draw:frame>
        <draw:frame draw:style-name="gr1" draw:text-style-name="P1" draw:layer="layout" svg:width="8.659cm" svg:height="2.361cm" svg:x="5.341cm" svg:y="14.5cm">
          <draw:image xlink:href="../images/advuca.png" xlink:type="simple" xlink:show="embed" xlink:actuate="onLoad">
            <text:p/>
          </draw:image>
        </draw:frame>
        <draw:frame draw:style-name="gr1" draw:text-style-name="P1" draw:layer="layout" svg:width="5.5cm" svg:height="5.5cm" svg:x="16.5cm" svg:y="9cm">
          <draw:image xlink:href="../images/osluca.png" xlink:type="simple" xlink:show="embed" xlink:actuate="onLoad">
            <text:p/>
          </draw:image>
        </draw:frame>
        <anim:par presentation:node-type="timing-root">
          <anim:par smil:begin="id34.begin">
            <anim:transitionFilter smil:dur="1s" smil:type="fade" smil:subtype="crossfade"/>
          </anim:par>
        </anim:par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draw:id="id35">
        <office:forms form:automatic-focus="false" form:apply-design-mode="false"/>
        <draw:frame draw:style-name="gr1" draw:text-style-name="P1" draw:layer="layout" svg:width="28cm" svg:height="21cm" svg:x="0cm" svg:y="0cm">
          <draw:image xlink:href="../images/youtube_web.jpg" xlink:type="simple" xlink:show="embed" xlink:actuate="onLoad">
            <text:p/>
          </draw:image>
        </draw:frame>
        <anim:par presentation:node-type="timing-root">
          <anim:par smil:begin="id3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draw:id="id36">
        <office:forms form:automatic-focus="false" form:apply-design-mode="false"/>
        <draw:frame draw:style-name="gr1" draw:text-style-name="P1" draw:layer="layout" svg:width="28cm" svg:height="21cm" svg:x="0cm" svg:y="0cm">
          <draw:image xlink:href="../images/rediris_web.jpg" xlink:type="simple" xlink:show="embed" xlink:actuate="onLoad">
            <text:p/>
          </draw:image>
        </draw:frame>
        <anim:par presentation:node-type="timing-root">
          <anim:par smil:begin="id3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draw:id="id37">
        <office:forms form:automatic-focus="false" form:apply-design-mode="false"/>
        <draw:frame draw:style-name="gr3" draw:text-style-name="P8" draw:layer="layout" svg:width="24.814cm" svg:height="2.963cm" svg:x="1.686cm" svg:y="3.037cm">
          <draw:text-box>
            <text:p text:style-name="P6"><text:span text:style-name="T5">Bibliografía</text:span></text:p>
          </draw:text-box>
        </draw:frame>
        <draw:frame draw:style-name="gr54" draw:text-style-name="P19" draw:layer="layout" svg:width="25.425cm" svg:height="10.5cm" svg:x="1.627cm" svg:y="6.631cm">
          <draw:text-box>
            <text:list text:style-name="L2">
              <text:list-item>
                <text:p text:style-name="P3"><text:span text:style-name="T21">B. Ruipérez Moral. Libro del dominó. Otero Ediciones, 1990.</text:span></text:p>
              </text:list-item>
              <text:list-item>
                <text:p text:style-name="P3"><text:span text:style-name="T21">Mark Pilgrim. Dive Into Python. APress, 2004. ISBN 1590593561.</text:span></text:p>
              </text:list-item>
              <text:list-item>
                <text:p text:style-name="P3"><text:span text:style-name="T21">http://docs.python.org</text:span></text:p>
              </text:list-item>
              <text:list-item>
                <text:p text:style-name="P3"><text:span text:style-name="T21">http://www.pygame.org/docs</text:span></text:p>
              </text:list-item>
              <text:list-item>
                <text:p text:style-name="P3"><text:span text:style-name="T21">[Qui10] Pablo Recio Quijano. Ampliación y reingeniería de un sistema experto basado en reglas con fines educativos. PFC Ingeniería Técnica en Informática de Sistemas.</text:span></text:p>
              </text:list-item>
              <text:list-item>
                <text:p text:style-name="P3"><text:span text:style-name="T21">http://idiginbpel.wordpress.com/2010/03/11/doxygen-python/</text:span></text:p>
              </text:list-item>
            </text:list>
          </draw:text-box>
        </draw:frame>
        <anim:par presentation:node-type="timing-root">
          <anim:par smil:begin="id37.begin">
            <anim:transitionFilter smil:dur="1s" smil:type="fade" smil:subtype="crossfade"/>
          </anim:par>
        </anim:par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draw:id="id38">
        <office:forms form:automatic-focus="false" form:apply-design-mode="false"/>
        <draw:frame draw:style-name="gr3" draw:text-style-name="P8" draw:layer="layout" svg:width="24.814cm" svg:height="2.963cm" svg:x="1.686cm" svg:y="3.037cm">
          <draw:text-box>
            <text:p text:style-name="P6"><text:span text:style-name="T5">Demostracion</text:span></text:p>
          </draw:text-box>
        </draw:frame>
        <draw:frame draw:style-name="gr55" draw:text-style-name="P4" draw:layer="layout" svg:width="25.425cm" svg:height="10.5cm" svg:x="1.627cm" svg:y="6.631cm">
          <draw:text-box>
            <text:p text:style-name="P3"><text:span text:style-name="T3">Dominous bajo entorno Windows</text:span></text:p>
          </draw:text-box>
        </draw:frame>
        <draw:frame draw:style-name="gr1" draw:text-style-name="P1" draw:layer="layout" svg:width="5.078cm" svg:height="5.172cm" svg:x="11.436cm" svg:y="9.098cm">
          <draw:image xlink:href="../images/dominous_ico.png" xlink:type="simple" xlink:show="embed" xlink:actuate="onLoad">
            <text:p/>
          </draw:image>
        </draw:frame>
        <anim:par presentation:node-type="timing-root">
          <anim:par smil:begin="id38.begin">
            <anim:transitionFilter smil:dur="1s" smil:type="fade" smil:subtype="crossfade"/>
          </anim:par>
        </anim:par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draw:id="id39">
        <office:forms form:automatic-focus="false" form:apply-design-mode="false"/>
        <draw:frame draw:style-name="gr3" draw:text-style-name="P8" draw:layer="layout" svg:width="24.814cm" svg:height="2.963cm" svg:x="1.686cm" svg:y="3.037cm">
          <draw:text-box>
            <text:p text:style-name="P6"><text:span text:style-name="T5">Gracias por su atención</text:span></text:p>
          </draw:text-box>
        </draw:frame>
        <draw:frame draw:style-name="gr56" draw:text-style-name="P4" draw:layer="layout" svg:width="25.425cm" svg:height="11.973cm" svg:x="1.627cm" svg:y="6.631cm">
          <draw:text-box>
            <text:p text:style-name="P3"><text:span text:style-name="T3">Para más </text:span><text:span text:style-name="T6">información</text:span><text:span text:style-name="T3"> y </text:span><text:span text:style-name="T6">descargas</text:span><text:span text:style-name="T3">:</text:span></text:p>
            <text:list text:style-name="L2">
              <text:list-item>
                <text:p text:style-name="P3"><text:span text:style-name="T7">http://dominous.forja.rediris.es</text:span></text:p>
              </text:list-item>
              <text:list-item>
                <text:p text:style-name="P3"><text:span text:style-name="T7">https://forja.rediris.es/projects/dominous</text:span></text:p>
              </text:list-item>
              <text:list-item>
                <text:p text:style-name="P3"><text:span text:style-name="T7"><text:a xlink:href="http://www.3oheme.com/dominous">http://www.3oheme.com/dominous</text:a></text:span></text:p>
                <text:p text:style-name="P3"><text:span text:style-name="T7"/></text:p>
                <text:p text:style-name="P3"><text:span text:style-name="T6"/></text:p>
              </text:list-item>
            </text:list>
          </draw:text-box>
        </draw:frame>
        <draw:frame draw:style-name="gr57" draw:text-style-name="P11" draw:layer="layout" svg:width="7.62cm" svg:height="2.41cm" svg:x="18.626cm" svg:y="15.631cm">
          <draw:text-box>
            <text:p text:style-name="P3"><text:span text:style-name="T6">¿Preguntas</text:span></text:p>
          </draw:text-box>
        </draw:frame>
        <anim:par presentation:node-type="timing-root">
          <anim:par smil:begin="id39.begin">
            <anim:transitionFilter smil:dur="1s" smil:type="fade" smil:subtype="crossfade"/>
          </anim:par>
        </anim:par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Axial_20_light_20_red_2f_white" draw:display-name="Axial light red/white" draw:style="axial" draw:start-color="#ff0000" draw:end-color="#ffffff" draw:start-intensity="100%" draw:end-intensity="100%" draw:angle="0" draw:border="50%"/>
    <draw:hatch draw:name="Black_20_0_20_Degrees" draw:display-name="Black 0 Degrees" draw:style="single" draw:color="#000000" draw:distance="0.102cm" draw:rotation="0"/>
    <draw:fill-image draw:name="background" xlink:href="Pictures/1000000000000384000002BC82A8CE30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Open Sans'" style:font-family-generic="swiss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Open Sans'" style:font-family-generic="swiss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09-04-16T11:32:32.86</meta:creation-date>
    <meta:editing-duration>PT07H46M53S</meta:editing-duration>
    <meta:editing-cycles>26</meta:editing-cycles>
    <meta:generator>OpenOffice.org/3.2$Win32 OpenOffice.org_project/320m12$Build-9483</meta:generator>
    <dc:date>2011-11-14T21:48:25.59</dc:date>
    <dc:creator>Ignacio Palomo Duarte</dc:creator>
    <meta:document-statistic meta:object-count="242"/>
  </office:meta>
</office:document-meta>
</file>